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standard">
      <style:graphic-properties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P3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4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P6" style:family="paragraph">
      <style:text-properties fo:font-family="'Open Sans'" style:font-family-generic="swiss" style:font-pitch="variable" fo:font-size="12pt" style:font-size-asian="12pt" style:font-size-complex="1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family="'Open Sans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family="'Open Sans'" style:font-family-generic="swiss" style:font-pitch="variable" fo:font-size="14pt" style:text-underline-style="none" style:font-size-asian="14pt" style:font-size-complex="14pt"/>
    </style:style>
    <style:style style:name="P11" style:family="paragraph">
      <style:paragraph-properties fo:text-align="center"/>
      <style:text-properties fo:font-family="'Open Sans'" style:font-family-generic="swiss" style:font-pitch="variable" fo:font-size="16pt" style:font-size-asian="16pt" style:font-size-complex="16pt"/>
    </style:style>
    <style:style style:name="T1" style:family="text"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T2" style:family="text">
      <style:text-properties fo:font-family="'Open Sans'" style:font-family-generic="swiss" style:font-pitch="variable" fo:font-size="17pt" style:font-size-asian="17pt" style:font-size-complex="17pt"/>
    </style:style>
    <style:style style:name="T3" style:family="text">
      <style:text-properties fo:font-family="'Open Sans'" style:font-family-generic="swiss" style:font-pitch="variable" fo:font-size="12pt" style:font-size-asian="12pt" style:font-size-complex="12pt"/>
    </style:style>
    <style:style style:name="T4" style:family="text"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T5" style:family="text">
      <style:text-properties fo:font-family="'Open Sans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family="'Open Sans'" style:font-family-generic="swiss" style:font-pitch="variable" fo:font-size="12pt" style:text-underline-style="none" style:font-size-asian="12pt" style:font-size-complex="12pt"/>
    </style:style>
    <style:style style:name="T7" style:family="text">
      <style:text-properties fo:font-family="'Open Sans'" style:font-family-generic="swiss" style:font-pitch="variable" fo:font-size="16pt" style:font-size-asian="16pt" style:font-size-complex="16pt"/>
    </style:style>
    <style:style style:name="T8" style:family="text">
      <style:text-properties fo:font-family="'Open Sans'" style:font-family-generic="swiss" style:font-pitch="variable"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cm" svg:y1="10.2cm" svg:x2="2.4cm" svg:y2="10.2cm">
          <text:p/>
        </draw:line>
        <draw:custom-shape draw:style-name="gr2" draw:text-style-name="P2" draw:layer="layout" svg:width="2.8cm" svg:height="0.9cm" svg:x="5.4cm" svg:y="3.4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5.4cm" svg:y="9.8cm">
          <text:p text:style-name="P1"><text:span text:style-name="T2">assiste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5.4cm" svg:y="16.2cm">
          <text:p text:style-name="P1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.2cm" svg:y1="10.2cm" svg:x2="5.2cm" svg:y2="10.2cm">
          <text:p/>
        </draw:line>
        <draw:line draw:style-name="gr1" draw:text-style-name="P1" draw:layer="layout" svg:x1="4.1cm" svg:y1="10.6cm" svg:x2="5.2cm" svg:y2="16.6cm">
          <text:p/>
        </draw:line>
        <draw:line draw:style-name="gr1" draw:text-style-name="P1" draw:layer="layout" svg:x1="4.1cm" svg:y1="9.9cm" svg:x2="5.2cm" svg:y2="3.8cm">
          <text:p/>
        </draw:line>
        <draw:custom-shape draw:style-name="gr2" draw:text-style-name="P4" draw:layer="layout" svg:width="1.2cm" svg:height="0.7cm" svg:x="8.5cm" svg:y="9.9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11.2cm" svg:y="14.4cm">
          <text:p text:style-name="P1"><text:span text:style-name="T2">R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9cm" svg:y1="17cm" svg:x2="10.9cm" svg:y2="18.6cm">
          <text:p/>
        </draw:line>
        <draw:line draw:style-name="gr1" draw:text-style-name="P1" draw:layer="layout" svg:x1="9.9cm" svg:y1="16.3cm" svg:x2="11cm" svg:y2="14.8cm">
          <text:p/>
        </draw:line>
        <draw:custom-shape draw:style-name="gr2" draw:text-style-name="P2" draw:layer="layout" svg:width="2.8cm" svg:height="0.9cm" svg:x="11.167cm" svg:y="18.078cm">
          <text:p text:style-name="P1"><text:span text:style-name="T1">missi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0.9cm" svg:x="11.2cm" svg:y="8cm">
          <text:p text:style-name="P1"><text:span text:style-name="T4">seatbel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9cm" svg:y1="10.6cm" svg:x2="10.9cm" svg:y2="12.2cm">
          <text:p/>
        </draw:line>
        <draw:line draw:style-name="gr1" draw:text-style-name="P1" draw:layer="layout" svg:x1="9.9cm" svg:y1="9.9cm" svg:x2="11cm" svg:y2="8.4cm">
          <text:p/>
        </draw:line>
        <draw:custom-shape draw:style-name="gr3" draw:text-style-name="P2" draw:layer="layout" svg:width="2.8cm" svg:height="0.9cm" svg:x="11.2cm" svg:y="9.8cm">
          <text:p text:style-name="P1"><text:span text:style-name="T1">autola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8cm" svg:height="0.9cm" svg:x="11.2cm" svg:y="11.7cm">
          <text:p text:style-name="P1"><text:span text:style-name="T2">simpl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cm" svg:y1="10.256cm" svg:x2="11cm" svg:y2="10.256cm">
          <text:p/>
        </draw:line>
        <draw:custom-shape draw:style-name="gr3" draw:text-style-name="P3" draw:layer="layout" svg:width="2.8cm" svg:height="0.9cm" svg:x="11.2cm" svg:y="16.2cm">
          <text:p text:style-name="P1"><text:span text:style-name="T2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027cm" svg:y1="16.644cm" svg:x2="11.027cm" svg:y2="16.644cm">
          <text:p/>
        </draw:line>
        <draw:custom-shape draw:style-name="gr2" draw:text-style-name="P3" draw:layer="layout" svg:width="2.8cm" svg:height="0.9cm" svg:x="17cm" svg:y="16.3cm">
          <text:p text:style-name="P1"><text:span text:style-name="T2">off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5.7cm" svg:y1="18.9cm" svg:x2="16.7cm" svg:y2="20.5cm">
          <text:p/>
        </draw:line>
        <draw:line draw:style-name="gr1" draw:text-style-name="P1" draw:layer="layout" svg:x1="15.7cm" svg:y1="18.2cm" svg:x2="16.8cm" svg:y2="16.7cm">
          <text:p/>
        </draw:line>
        <draw:custom-shape draw:style-name="gr2" draw:text-style-name="P5" draw:layer="layout" svg:width="2.8cm" svg:height="0.9cm" svg:x="16.967cm" svg:y="19.978cm">
          <text:p text:style-name="P1"><text:span text:style-name="T4">on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4.033cm" svg:height="0.827cm" svg:x="4.19cm" svg:y="21.7cm">
          <draw:text-box>
            <text:p><text:span text:style-name="T3">mandatory switch</text:span></text:p>
          </draw:text-box>
        </draw:frame>
        <draw:custom-shape draw:style-name="gr2" draw:text-style-name="P4" draw:layer="layout" svg:width="1.2cm" svg:height="0.7cm" svg:x="2.7cm" svg:y="9.9cm">
          <text:p text:style-name="P1"><text:span text:style-name="T3">SW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8.5cm" svg:y="16.3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2.7cm" svg:y="21.8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1.3cm" svg:y="21.8cm">
          <text:p text:style-name="P1"><text:span text:style-name="T3">SW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2.7cm" svg:y="22.7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0.742cm" svg:height="0.827cm" svg:x="4.2cm" svg:y="22.573cm">
          <draw:text-box>
            <text:p><text:span text:style-name="T3">optional switch, </text:span><text:span text:style-name="T5">defaul</text:span><text:span text:style-name="T6">t is active w/o switch installed</text:span></text:p>
          </draw:text-box>
        </draw:frame>
        <draw:custom-shape draw:style-name="gr2" draw:text-style-name="P4" draw:layer="layout" svg:width="1.2cm" svg:height="0.7cm" svg:x="14.3cm" svg:y="18.2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0.735cm" svg:height="0.827cm" svg:x="8.1cm" svg:y="2.9cm">
          <draw:text-box>
            <text:p><text:span text:style-name="T3">*</text:span></text:p>
          </draw:text-box>
        </draw:frame>
        <draw:frame draw:style-name="gr5" draw:text-style-name="P6" draw:layer="layout" svg:width="7.504cm" svg:height="1.403cm" svg:x="4.221cm" svg:y="23.5cm">
          <draw:text-box>
            <text:p><text:span text:style-name="T3">multirotors: attitude stabilized,</text:span></text:p>
            <text:p><text:span text:style-name="T3">fixed wing: mixing of manual inputs</text:span></text:p>
          </draw:text-box>
        </draw:frame>
        <draw:frame draw:style-name="gr5" draw:text-style-name="P8" draw:layer="layout" svg:width="0.815cm" svg:height="1.017cm" svg:x="3.385cm" svg:y="23.483cm">
          <draw:text-box>
            <text:p text:style-name="P7"><text:span text:style-name="T7">*</text:span></text:p>
          </draw:text-box>
        </draw:frame>
        <draw:custom-shape draw:style-name="gr3" draw:text-style-name="P10" draw:layer="layout" svg:width="2.4cm" svg:height="0.771cm" svg:x="1.5cm" svg:y="25.1cm">
          <text:p text:style-name="P9"><text:span text:style-name="T8">labe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9.384cm" svg:height="0.827cm" svg:x="4.221cm" svg:y="25.001cm">
          <draw:text-box>
            <text:p><text:span text:style-name="T3">mode not accessible with two position switch</text:span></text:p>
          </draw:text-box>
        </draw:frame>
      </draw:page>
      <draw:page draw:name="page2" draw:style-name="dp1" draw:master-page-name="Default">
        <draw:custom-shape draw:style-name="gr2" draw:text-style-name="P3" draw:layer="layout" svg:width="2.8cm" svg:height="0.9cm" svg:x="2.8cm" svg:y="4.9cm">
          <text:p text:style-name="P1"><text:span text:style-name="T2">inpu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5.3cm" svg:x2="2.6cm" svg:y2="5.3cm">
          <text:p/>
        </draw:line>
        <draw:custom-shape draw:style-name="gr2" draw:text-style-name="P5" draw:layer="layout" svg:width="2.8cm" svg:height="0.9cm" svg:x="8.6cm" svg:y="3.122cm">
          <text:p text:style-name="P1"><text:span text:style-name="T4">body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5.622cm" svg:x2="8.4cm" svg:y2="7.1cm">
          <text:p/>
        </draw:line>
        <draw:line draw:style-name="gr1" draw:text-style-name="P1" draw:layer="layout" svg:x1="7.3cm" svg:y1="5.022cm" svg:x2="8.4cm" svg:y2="3.522cm">
          <text:p/>
        </draw:line>
        <draw:custom-shape draw:style-name="gr2" draw:text-style-name="P2" draw:layer="layout" svg:width="2.8cm" svg:height="0.9cm" svg:x="8.567cm" svg:y="6.7cm">
          <text:p text:style-name="P1"><text:span text:style-name="T1">worl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2.8cm" svg:y="11.2cm">
          <text:p text:style-name="P1"><text:span text:style-name="T2">bounding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11.6cm" svg:x2="2.6cm" svg:y2="11.6cm">
          <text:p/>
        </draw:line>
        <draw:custom-shape draw:style-name="gr2" draw:text-style-name="P5" draw:layer="layout" svg:width="2.8cm" svg:height="0.9cm" svg:x="8.6cm" svg:y="9.422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11.922cm" svg:x2="8.4cm" svg:y2="13.4cm">
          <text:p/>
        </draw:line>
        <draw:line draw:style-name="gr1" draw:text-style-name="P1" draw:layer="layout" svg:x1="7.3cm" svg:y1="11.322cm" svg:x2="8.4cm" svg:y2="9.822cm">
          <text:p/>
        </draw:line>
        <draw:custom-shape draw:style-name="gr2" draw:text-style-name="P2" draw:layer="layout" svg:width="2.8cm" svg:height="0.9cm" svg:x="8.567cm" svg:y="13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2.8cm" svg:height="0.9cm" svg:x="2.8cm" svg:y="17.5cm">
          <text:p text:style-name="P1"><text:span text:style-name="T7">avoidanc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17.9cm" svg:x2="2.6cm" svg:y2="17.9cm">
          <text:p/>
        </draw:line>
        <draw:custom-shape draw:style-name="gr2" draw:text-style-name="P5" draw:layer="layout" svg:width="2.8cm" svg:height="0.9cm" svg:x="8.6cm" svg:y="15.722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18.222cm" svg:x2="8.4cm" svg:y2="19.7cm">
          <text:p/>
        </draw:line>
        <draw:line draw:style-name="gr1" draw:text-style-name="P1" draw:layer="layout" svg:x1="7.3cm" svg:y1="17.622cm" svg:x2="8.4cm" svg:y2="16.122cm">
          <text:p/>
        </draw:line>
        <draw:custom-shape draw:style-name="gr2" draw:text-style-name="P2" draw:layer="layout" svg:width="2.8cm" svg:height="0.9cm" svg:x="8.567cm" svg:y="19.3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11.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5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17.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2.8cm" svg:height="0.9cm" svg:x="2.8cm" svg:y="23.8cm">
          <text:p text:style-name="P1"><text:span text:style-name="T7">acr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24.2cm" svg:x2="2.6cm" svg:y2="24.2cm">
          <text:p/>
        </draw:line>
        <draw:custom-shape draw:style-name="gr2" draw:text-style-name="P5" draw:layer="layout" svg:width="2.8cm" svg:height="0.9cm" svg:x="8.6cm" svg:y="22.022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24.522cm" svg:x2="8.4cm" svg:y2="26cm">
          <text:p/>
        </draw:line>
        <draw:line draw:style-name="gr1" draw:text-style-name="P1" draw:layer="layout" svg:x1="7.3cm" svg:y1="23.922cm" svg:x2="8.4cm" svg:y2="22.422cm">
          <text:p/>
        </draw:line>
        <draw:custom-shape draw:style-name="gr2" draw:text-style-name="P2" draw:layer="layout" svg:width="2.8cm" svg:height="0.9cm" svg:x="8.567cm" svg:y="25.6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23.9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0T22:53:49</meta:creation-date>
    <meta:generator>LibreOffice/3.6$MacOSX_x86 LibreOffice_project/e29a214-2bbed72-0621de6-a97528c-8f066d</meta:generator>
    <dc:date>2013-01-21T08:49:15</dc:date>
    <meta:editing-duration>PT8H8M10S</meta:editing-duration>
    <meta:editing-cycles>9</meta:editing-cycles>
    <meta:print-date>2013-01-20T17:26:49</meta:print-date>
    <meta:document-statistic meta:object-count="65"/>
  </office:meta>
</office:document-meta>
</file>